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archResourceImpl.SearchResourceImpl( DavResourceLocator locator , JcrDav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archResourceImpl.getQueryGrammer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archResourceImpl.search( SearchInfo s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archResourceImpl.queryResultToMultiStatus( QueryResult qResu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earchResourceImpl.getQuery( SearchInfo sInfo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">
            <text:p text:style-name="Table_20_Contents">7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SearchResourceImpl.getRepository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